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4.10104166666667cm"/>
    </style:style>
    <style:style style:name="co7" style:family="table-column">
      <style:table-column-properties fo:break-before="auto" style:column-width="2.751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shapes>
          <draw:frame draw:z-index="1" draw:id="id0" draw:style-name="a0" draw:name="Graphique 1" svg:x="0.48779in" svg:y="4.3815in" svg:width="5.38543in" svg:height="2.8129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6.07874in" svg:y="4.20394in" svg:width="5.73228in" svg:height="3.1685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phique 3" svg:x="4.19331in" svg:y="8.02047in" svg:width="6.29567in" svg:height="3.5448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Temps en s</text:p>
          </table:table-cell>
          <table:table-cell office:value-type="string" table:style-name="ce1">
            <text:p>(méthode statique)</text:p>
          </table:table-cell>
          <table:table-cell table:number-columns-repeated="2" table:style-name="ce1"/>
          <table:table-cell office:value-type="string" table:number-columns-spanned="4" table:number-rows-spanned="1" table:style-name="ce3">
            <text:p>Plusieurs à travailler sur les pi, refaire tests seul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style-name="ce1">
            <text:p>4 Raspberry Pi</text:p>
          </table:table-cell>
          <table:table-cell office:value-type="string" table:style-name="ce1">
            <text:p>2 Pi 2</text:p>
          </table:table-cell>
          <table:table-cell office:value-type="string" table:style-name="ce1">
            <text:p>2 Pi 3</text:p>
          </table:table-cell>
          <table:table-cell table:style-name="ce1"/>
          <table:table-cell office:value-type="string" table:number-columns-spanned="3" table:number-rows-spanned="1" table:style-name="ce3">
            <text:p>Calculs basées sur param de base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office:value-type="string" table:style-name="ce1">
            <text:p>Nombre processus</text:p>
          </table:table-cell>
          <table:table-cell office:value-type="string" table:style-name="ce1">
            <text:p>Temps exécution</text:p>
          </table:table-cell>
          <table:table-cell office:value-type="string" table:style-name="ce1">
            <text:p>Commentaire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.397400000000001" table:style-name="ce1">
            <text:p>31,3974</text:p>
          </table:table-cell>
          <table:table-cell office:value-type="string" table:style-name="ce1">
            <text:p>Sur pi 3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.6623" table:style-name="ce1">
            <text:p>15,662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.841100000000001" table:style-name="ce1">
            <text:p>15,8411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.242899999999999" table:style-name="ce1">
            <text:p>26,2429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.5122" table:style-name="ce1">
            <text:p>32,5122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.4133" table:style-name="ce1">
            <text:p>34,4133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5.951900000000002" table:style-name="ce1">
            <text:p>35,951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emps en s</text:p>
          </table:table-cell>
          <table:table-cell office:value-type="string" table:style-name="ce1">
            <text:p>(méthode dynamqiu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 Raspberry Pi</text:p>
          </table:table-cell>
          <table:table-cell office:value-type="string" table:style-name="ce1">
            <text:p>2 Pi 2</text:p>
          </table:table-cell>
          <table:table-cell office:value-type="string" table:style-name="ce1">
            <text:p>2 Pi 3</text:p>
          </table:table-cell>
          <table:table-cell table:style-name="ce1"/>
          <table:table-cell office:value-type="string" table:style-name="ce1">
            <text:p>Master pi2</text:p>
          </table:table-cell>
          <table:table-cell office:value-type="string" table:style-name="ce1">
            <text:p>&gt; laisser les PI3 en calcu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ombre processus</text:p>
          </table:table-cell>
          <table:table-cell office:value-type="string" table:style-name="ce1">
            <text:p>Temps exécution</text:p>
          </table:table-cell>
          <table:table-cell office:value-type="string" table:style-name="ce1">
            <text:p>Commentaire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.853400000000001" table:style-name="ce1">
            <text:p>18,853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3420500000000004" table:style-name="ce1">
            <text:p>6,3420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75047" table:style-name="ce1">
            <text:p>5,75047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0526" table:style-name="ce1">
            <text:p>6,052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.8570399999999996" table:style-name="ce1">
            <text:p>7,85704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.917299999999999" table:style-name="ce1">
            <text:p>15,9173</text:p>
          </table:table-cell>
          <table:table-cell table:number-columns-repeated="16382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office:value-type="string" table:style-name="ce1">
            <text:p>Nombre processus</text:p>
          </table:table-cell>
          <table:table-cell office:value-type="string" table:style-name="ce1">
            <text:p>Statique</text:p>
          </table:table-cell>
          <table:table-cell office:value-type="string" table:style-name="ce1">
            <text:p>Dynamiqu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.6623" table:style-name="ce1">
            <text:p>15,6623</text:p>
          </table:table-cell>
          <table:table-cell office:value-type="float" office:value="18.853400000000001" table:style-name="ce1">
            <text:p>18,853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.841100000000001" table:style-name="ce1">
            <text:p>15,8411</text:p>
          </table:table-cell>
          <table:table-cell office:value-type="float" office:value="6.3420500000000004" table:style-name="ce1">
            <text:p>6,3420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.242899999999999" table:style-name="ce1">
            <text:p>26,2429</text:p>
          </table:table-cell>
          <table:table-cell office:value-type="float" office:value="5.75047" table:style-name="ce1">
            <text:p>5,7504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.5122" table:style-name="ce1">
            <text:p>32,5122</text:p>
          </table:table-cell>
          <table:table-cell office:value-type="float" office:value="6.0526" table:style-name="ce1">
            <text:p>6,052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.4133" table:style-name="ce1">
            <text:p>34,4133</text:p>
          </table:table-cell>
          <table:table-cell office:value-type="float" office:value="7.8570399999999996" table:style-name="ce1">
            <text:p>7,8570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5.951900000000002" table:style-name="ce1">
            <text:p>35,9519</text:p>
          </table:table-cell>
          <table:table-cell office:value-type="float" office:value="15.917299999999999" table:style-name="ce1">
            <text:p>15,9173</text:p>
          </table:table-cell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  <table:table table:name="Feuille2" table:style-name="ta1">
        <table:shapes>
          <draw:frame draw:z-index="1" draw:id="id3" draw:style-name="a3" draw:name="Graphique 1" svg:x="3.38031in" svg:y="0.02126in" svg:width="3.71654in" svg:height="1.49528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phique 2" svg:x="3.40197in" svg:y="1.70472in" svg:width="3.83583in" svg:height="1.58937in" style:rel-width="scale" style:rel-height="scale">
            <draw:object xlink:href="Object 5/" xlink:type="simple" xlink:show="embed" xlink:actuate="onLoad"/>
            <svg:title/>
            <svg:desc/>
          </draw:frame>
          <draw:frame draw:z-index="3" draw:id="id5" draw:style-name="a5" draw:name="Graphique 3" svg:x="7.54094in" svg:y="2.0811in" svg:width="4.62638in" svg:height="2.24843in" style:rel-width="scale" style:rel-height="scale">
            <draw:object xlink:href="Object 6/" xlink:type="simple" xlink:show="embed" xlink:actuate="onLoad"/>
            <svg:title/>
            <svg:desc/>
          </draw:frame>
          <draw:frame draw:z-index="4" draw:id="id6" draw:style-name="a6" draw:name="Graphique 4" svg:x="2.87126in" svg:y="4.50709in" svg:width="5.69921in" svg:height="3.1685in" style:rel-width="scale" style:rel-height="scale">
            <draw:object xlink:href="Object 7/" xlink:type="simple" xlink:show="embed" xlink:actuate="onLoad"/>
            <svg:title/>
            <svg:desc/>
          </draw:frame>
          <draw:frame draw:z-index="5" draw:id="id7" draw:style-name="a7" draw:name="Graphique 5" svg:x="3.0437in" svg:y="9.04291in" svg:width="6.29882in" svg:height="3.54291in" style:rel-width="scale" style:rel-height="scale">
            <draw:object xlink:href="Object 8/" xlink:type="simple" xlink:show="embed" xlink:actuate="onLoad"/>
            <svg:title/>
            <svg:desc/>
          </draw:frame>
          <draw:frame draw:z-index="6" draw:id="id8" draw:style-name="a8" draw:name="Graphique 6" svg:x="3.22795in" svg:y="17.3878in" svg:width="6.29882in" svg:height="3.54291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Temps par processus (méthode statique)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Processus</text:p>
          </table:table-cell>
          <table:table-cell office:value-type="string" table:style-name="ce1">
            <text:p>Temp(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ps rang 0</text:p>
          </table:table-cell>
          <table:table-cell office:value-type="float" office:value="31.397400000000001" table:style-name="ce1">
            <text:p>31,397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 proce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15.751300000000001" table:style-name="ce1">
            <text:p>15,7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15.751300000000001" table:style-name="ce1">
            <text:p>15,751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15.732900000000001" table:style-name="ce1">
            <text:p>15,7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15.732799999999999" table:style-name="ce1">
            <text:p>15,7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15.672700000000001" table:style-name="ce1">
            <text:p>15,6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8.8995000000000005E-2" table:style-name="ce1">
            <text:p>0,08899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26.230599999999999" table:style-name="ce1">
            <text:p>26,2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0.28540599999999999" table:style-name="ce1">
            <text:p>0,285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5.5045799999999998" table:style-name="ce1">
            <text:p>5,50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26.1892" table:style-name="ce1">
            <text:p>26,18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26.222100000000001" table:style-name="ce1">
            <text:p>26,2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5.4369100000000001" table:style-name="ce1">
            <text:p>5,43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0.28512999999999999" table:style-name="ce1">
            <text:p>0,28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0.30695600000000001" table:style-name="ce1">
            <text:p>0,30695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6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32.050699999999999" table:style-name="ce1">
            <text:p>32,0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0.43774200000000002" table:style-name="ce1">
            <text:p>0,4377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0.459706" table:style-name="ce1">
            <text:p>0,459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0.42553600000000003" table:style-name="ce1">
            <text:p>0,4255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1.63628" table:style-name="ce1">
            <text:p>1,636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9.6433599999999995" table:style-name="ce1">
            <text:p>9,64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20.888400000000001" table:style-name="ce1">
            <text:p>20,8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32.037999999999997" table:style-name="ce1">
            <text:p>32,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31.928000000000001" table:style-name="ce1">
            <text:p>31,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20.883900000000001" table:style-name="ce1">
            <text:p>20,8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9.52806" table:style-name="ce1">
            <text:p>9,528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1.82558" table:style-name="ce1">
            <text:p>1,82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0.48610700000000001" table:style-name="ce1">
            <text:p>0,486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0.40753" table:style-name="ce1">
            <text:p>0,40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0.44363200000000003" table:style-name="ce1">
            <text:p>0,443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0.406553" table:style-name="ce1">
            <text:p>0,40655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2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34.4133" table:style-name="ce1">
            <text:p>34,4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1.0187999999999999" table:style-name="ce1">
            <text:p>1,0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0.97589099999999995" table:style-name="ce1">
            <text:p>0,975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0.96656799999999998" table:style-name="ce1">
            <text:p>0,966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1.0135799999999999" table:style-name="ce1">
            <text:p>1,01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1.0256000000000001" table:style-name="ce1">
            <text:p>1,0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0.97208799999999995" table:style-name="ce1">
            <text:p>0,972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0.94811800000000002" table:style-name="ce1">
            <text:p>0,948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1.0035000000000001" table:style-name="ce1">
            <text:p>1,0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3.51464" table:style-name="ce1">
            <text:p>3,51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4.7173800000000004" table:style-name="ce1">
            <text:p>4,717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15.4864" table:style-name="ce1">
            <text:p>15,4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19.694199999999999" table:style-name="ce1">
            <text:p>19,69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22.988399999999999" table:style-name="ce1">
            <text:p>22,9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30.6404" table:style-name="ce1">
            <text:p>30,6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34.142899999999997" table:style-name="ce1">
            <text:p>34,1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6<text:s text:c="2"/></text:p>
          </table:table-cell>
          <table:table-cell office:value-type="float" office:value="34.322099999999999" table:style-name="ce1">
            <text:p>34,3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7<text:s text:c="2"/></text:p>
          </table:table-cell>
          <table:table-cell office:value-type="float" office:value="30.636199999999999" table:style-name="ce1">
            <text:p>30,6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8<text:s text:c="2"/></text:p>
          </table:table-cell>
          <table:table-cell office:value-type="float" office:value="22.996200000000002" table:style-name="ce1">
            <text:p>22,9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9<text:s text:c="2"/></text:p>
          </table:table-cell>
          <table:table-cell office:value-type="float" office:value="19.829000000000001" table:style-name="ce1">
            <text:p>19,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0<text:s text:c="2"/></text:p>
          </table:table-cell>
          <table:table-cell office:value-type="float" office:value="15.492000000000001" table:style-name="ce1">
            <text:p>15,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1<text:s text:c="2"/></text:p>
          </table:table-cell>
          <table:table-cell office:value-type="float" office:value="4.6756500000000001" table:style-name="ce1">
            <text:p>4,67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2<text:s text:c="2"/></text:p>
          </table:table-cell>
          <table:table-cell office:value-type="float" office:value="3.3924300000000001" table:style-name="ce1">
            <text:p>3,392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3<text:s text:c="2"/></text:p>
          </table:table-cell>
          <table:table-cell office:value-type="float" office:value="0.99661100000000002" table:style-name="ce1">
            <text:p>0,996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4<text:s text:c="2"/></text:p>
          </table:table-cell>
          <table:table-cell office:value-type="float" office:value="0.959341" table:style-name="ce1">
            <text:p>0,959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5<text:s text:c="2"/></text:p>
          </table:table-cell>
          <table:table-cell office:value-type="float" office:value="1.0092300000000001" table:style-name="ce1">
            <text:p>1,00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6<text:s text:c="2"/></text:p>
          </table:table-cell>
          <table:table-cell office:value-type="float" office:value="0.90576000000000001" table:style-name="ce1">
            <text:p>0,905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7<text:s text:c="2"/></text:p>
          </table:table-cell>
          <table:table-cell office:value-type="float" office:value="1.0575300000000001" table:style-name="ce1">
            <text:p>1,05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8<text:s text:c="2"/></text:p>
          </table:table-cell>
          <table:table-cell office:value-type="float" office:value="0.94961899999999999" table:style-name="ce1">
            <text:p>0,9496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9<text:s text:c="2"/></text:p>
          </table:table-cell>
          <table:table-cell office:value-type="float" office:value="0.95836900000000003" table:style-name="ce1">
            <text:p>0,9583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0</text:p>
          </table:table-cell>
          <table:table-cell office:value-type="float" office:value="0.923203" table:style-name="ce1">
            <text:p>0,923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1<text:s text:c="2"/></text:p>
          </table:table-cell>
          <table:table-cell office:value-type="float" office:value="0.95803400000000005" table:style-name="ce1">
            <text:p>0,95803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4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35.951900000000002" table:style-name="ce1">
            <text:p>35,95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1.9248799999999999" table:style-name="ce1">
            <text:p>1,92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1.7456499999999999" table:style-name="ce1">
            <text:p>1,74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1.8763000000000001" table:style-name="ce1">
            <text:p>1,87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1.75187" table:style-name="ce1">
            <text:p>1,751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1.7625" table:style-name="ce1">
            <text:p>1,76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1.74943" table:style-name="ce1">
            <text:p>1,749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1.76285" table:style-name="ce1">
            <text:p>1,76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1.7701" table:style-name="ce1">
            <text:p>1,7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1.7307699999999999" table:style-name="ce1">
            <text:p>1,73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1.7379100000000001" table:style-name="ce1">
            <text:p>1,737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1.76492" table:style-name="ce1">
            <text:p>1,76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1.75675" table:style-name="ce1">
            <text:p>1,75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1.78494" table:style-name="ce1">
            <text:p>1,78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1.78538" table:style-name="ce1">
            <text:p>1,78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1.8411999999999999" table:style-name="ce1">
            <text:p>1,8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6<text:s text:c="2"/></text:p>
          </table:table-cell>
          <table:table-cell office:value-type="float" office:value="1.7593099999999999" table:style-name="ce1">
            <text:p>1,75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7<text:s text:c="2"/></text:p>
          </table:table-cell>
          <table:table-cell office:value-type="float" office:value="1.75268" table:style-name="ce1">
            <text:p>1,75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8<text:s text:c="2"/></text:p>
          </table:table-cell>
          <table:table-cell office:value-type="float" office:value="1.94618" table:style-name="ce1">
            <text:p>1,94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9<text:s text:c="2"/></text:p>
          </table:table-cell>
          <table:table-cell office:value-type="float" office:value="3.6439599999999999" table:style-name="ce1">
            <text:p>3,64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0<text:s text:c="2"/></text:p>
          </table:table-cell>
          <table:table-cell office:value-type="float" office:value="5.30443" table:style-name="ce1">
            <text:p>5,30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1<text:s text:c="2"/></text:p>
          </table:table-cell>
          <table:table-cell office:value-type="float" office:value="5.0532399999999997" table:style-name="ce1">
            <text:p>5,05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2<text:s text:c="2"/></text:p>
          </table:table-cell>
          <table:table-cell office:value-type="float" office:value="5.5592899999999998" table:style-name="ce1">
            <text:p>5,55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3<text:s text:c="2"/></text:p>
          </table:table-cell>
          <table:table-cell office:value-type="float" office:value="12.9168" table:style-name="ce1">
            <text:p>12,9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4<text:s text:c="2"/></text:p>
          </table:table-cell>
          <table:table-cell office:value-type="float" office:value="19.2181" table:style-name="ce1">
            <text:p>19,2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5<text:s text:c="2"/></text:p>
          </table:table-cell>
          <table:table-cell office:value-type="float" office:value="19.976400000000002" table:style-name="ce1">
            <text:p>19,9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6<text:s text:c="2"/></text:p>
          </table:table-cell>
          <table:table-cell office:value-type="float" office:value="22.086500000000001" table:style-name="ce1">
            <text:p>22,08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7<text:s text:c="2"/></text:p>
          </table:table-cell>
          <table:table-cell office:value-type="float" office:value="21.173500000000001" table:style-name="ce1">
            <text:p>21,1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8<text:s text:c="2"/></text:p>
          </table:table-cell>
          <table:table-cell office:value-type="float" office:value="24.445799999999998" table:style-name="ce1">
            <text:p>24,4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9<text:s text:c="2"/></text:p>
          </table:table-cell>
          <table:table-cell office:value-type="float" office:value="26.3934" table:style-name="ce1">
            <text:p>26,3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0<text:s text:c="2"/></text:p>
          </table:table-cell>
          <table:table-cell office:value-type="float" office:value="29.254100000000001" table:style-name="ce1">
            <text:p>29,25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1<text:s text:c="2"/></text:p>
          </table:table-cell>
          <table:table-cell office:value-type="float" office:value="34.555399999999999" table:style-name="ce1">
            <text:p>34,55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2<text:s text:c="2"/></text:p>
          </table:table-cell>
          <table:table-cell office:value-type="float" office:value="35.893500000000003" table:style-name="ce1">
            <text:p>35,8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3<text:s text:c="2"/></text:p>
          </table:table-cell>
          <table:table-cell office:value-type="float" office:value="32.847299999999997" table:style-name="ce1">
            <text:p>32,8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4<text:s text:c="2"/></text:p>
          </table:table-cell>
          <table:table-cell office:value-type="float" office:value="31.4451" table:style-name="ce1">
            <text:p>31,44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5<text:s text:c="2"/></text:p>
          </table:table-cell>
          <table:table-cell office:value-type="float" office:value="34.396799999999999" table:style-name="ce1">
            <text:p>34,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6<text:s text:c="2"/></text:p>
          </table:table-cell>
          <table:table-cell office:value-type="float" office:value="32.143700000000003" table:style-name="ce1">
            <text:p>32,14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7<text:s text:c="2"/></text:p>
          </table:table-cell>
          <table:table-cell office:value-type="float" office:value="27.7303" table:style-name="ce1">
            <text:p>27,7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8<text:s text:c="2"/></text:p>
          </table:table-cell>
          <table:table-cell office:value-type="float" office:value="24.142800000000001" table:style-name="ce1">
            <text:p>24,1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9<text:s text:c="2"/></text:p>
          </table:table-cell>
          <table:table-cell office:value-type="float" office:value="20.307600000000001" table:style-name="ce1">
            <text:p>20,3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0<text:s text:c="2"/></text:p>
          </table:table-cell>
          <table:table-cell office:value-type="float" office:value="21.4587" table:style-name="ce1">
            <text:p>21,4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1<text:s text:c="2"/></text:p>
          </table:table-cell>
          <table:table-cell office:value-type="float" office:value="19.447500000000002" table:style-name="ce1">
            <text:p>19,4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2<text:s text:c="2"/></text:p>
          </table:table-cell>
          <table:table-cell office:value-type="float" office:value="16.386800000000001" table:style-name="ce1">
            <text:p>16,3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3<text:s text:c="2"/></text:p>
          </table:table-cell>
          <table:table-cell office:value-type="float" office:value="10.6325" table:style-name="ce1">
            <text:p>10,63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4<text:s text:c="2"/></text:p>
          </table:table-cell>
          <table:table-cell office:value-type="float" office:value="4.5844399999999998" table:style-name="ce1">
            <text:p>4,58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5<text:s text:c="2"/></text:p>
          </table:table-cell>
          <table:table-cell office:value-type="float" office:value="5.7886499999999996" table:style-name="ce1">
            <text:p>5,788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6<text:s text:c="2"/></text:p>
          </table:table-cell>
          <table:table-cell office:value-type="float" office:value="5.2343999999999999" table:style-name="ce1">
            <text:p>5,2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7<text:s text:c="2"/></text:p>
          </table:table-cell>
          <table:table-cell office:value-type="float" office:value="2.6612" table:style-name="ce1">
            <text:p>2,66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8<text:s text:c="2"/></text:p>
          </table:table-cell>
          <table:table-cell office:value-type="float" office:value="1.8095600000000001" table:style-name="ce1">
            <text:p>1,809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9<text:s text:c="2"/></text:p>
          </table:table-cell>
          <table:table-cell office:value-type="float" office:value="1.65771" table:style-name="ce1">
            <text:p>1,657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0<text:s text:c="2"/></text:p>
          </table:table-cell>
          <table:table-cell office:value-type="float" office:value="1.6650700000000001" table:style-name="ce1">
            <text:p>1,66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1<text:s text:c="2"/></text:p>
          </table:table-cell>
          <table:table-cell office:value-type="float" office:value="1.7633000000000001" table:style-name="ce1">
            <text:p>1,7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2<text:s text:c="2"/></text:p>
          </table:table-cell>
          <table:table-cell office:value-type="float" office:value="1.81986" table:style-name="ce1">
            <text:p>1,81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3<text:s text:c="2"/></text:p>
          </table:table-cell>
          <table:table-cell office:value-type="float" office:value="1.78704" table:style-name="ce1">
            <text:p>1,78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4<text:s text:c="2"/></text:p>
          </table:table-cell>
          <table:table-cell office:value-type="float" office:value="1.7193700000000001" table:style-name="ce1">
            <text:p>1,719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5<text:s text:c="2"/></text:p>
          </table:table-cell>
          <table:table-cell office:value-type="float" office:value="1.6633500000000001" table:style-name="ce1">
            <text:p>1,66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6<text:s text:c="2"/></text:p>
          </table:table-cell>
          <table:table-cell office:value-type="float" office:value="1.72966" table:style-name="ce1">
            <text:p>1,729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7<text:s text:c="2"/></text:p>
          </table:table-cell>
          <table:table-cell office:value-type="float" office:value="1.78782" table:style-name="ce1">
            <text:p>1,787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8<text:s text:c="2"/></text:p>
          </table:table-cell>
          <table:table-cell office:value-type="float" office:value="1.73848" table:style-name="ce1">
            <text:p>1,73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9<text:s text:c="2"/></text:p>
          </table:table-cell>
          <table:table-cell office:value-type="float" office:value="1.7039500000000001" table:style-name="ce1">
            <text:p>1,703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0<text:s text:c="2"/></text:p>
          </table:table-cell>
          <table:table-cell office:value-type="float" office:value="1.6649400000000001" table:style-name="ce1">
            <text:p>1,66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1<text:s text:c="2"/></text:p>
          </table:table-cell>
          <table:table-cell office:value-type="float" office:value="1.68605" table:style-name="ce1">
            <text:p>1,68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2<text:s text:c="2"/></text:p>
          </table:table-cell>
          <table:table-cell office:value-type="float" office:value="1.76146" table:style-name="ce1">
            <text:p>1,76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3<text:s text:c="2"/></text:p>
          </table:table-cell>
          <table:table-cell office:value-type="float" office:value="1.65524" table:style-name="ce1">
            <text:p>1,65524</text:p>
          </table:table-cell>
          <table:table-cell table:number-columns-repeated="16382"/>
        </table:table-row>
        <table:table-row table:number-rows-repeated="1048434" table:style-name="ro1">
          <table:table-cell table:number-columns-repeated="16384"/>
        </table:table-row>
      </table:table>
      <table:table table:name="Feuille3" table:style-name="ta1">
        <table:shapes>
          <draw:frame draw:z-index="1" draw:id="id9" draw:style-name="a9" draw:name="Graphique 1" svg:x="3.67441in" svg:y="0in" svg:width="4.6252in" svg:height="2.10197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phique 2" svg:x="8.51654in" svg:y="0.07323in" svg:width="4.4315in" svg:height="2.31102in" style:rel-width="scale" style:rel-height="scale">
            <draw:object xlink:href="Object 11/" xlink:type="simple" xlink:show="embed" xlink:actuate="onLoad"/>
            <svg:title/>
            <svg:desc/>
          </draw:frame>
          <draw:frame draw:z-index="3" draw:id="id11" draw:style-name="a11" draw:name="Graphique 3" svg:x="3.08898in" svg:y="2.27953in" svg:width="5.0374in" svg:height="2.59921in" style:rel-width="scale" style:rel-height="scale">
            <draw:object xlink:href="Object 12/" xlink:type="simple" xlink:show="embed" xlink:actuate="onLoad"/>
            <svg:title/>
            <svg:desc/>
          </draw:frame>
          <draw:frame draw:z-index="4" draw:id="id12" draw:style-name="a12" draw:name="Graphique 4" svg:x="7.51929in" svg:y="4.46535in" svg:width="5.04291in" svg:height="2.89173in" style:rel-width="scale" style:rel-height="scale">
            <draw:object xlink:href="Object 13/" xlink:type="simple" xlink:show="embed" xlink:actuate="onLoad"/>
            <svg:title/>
            <svg:desc/>
          </draw:frame>
          <draw:frame draw:z-index="5" draw:id="id13" draw:style-name="a13" draw:name="Graphique 5" svg:x="2.77362in" svg:y="8.37638in" svg:width="6.29528in" svg:height="3.54528in" style:rel-width="scale" style:rel-height="scale">
            <draw:object xlink:href="Object 14/" xlink:type="simple" xlink:show="embed" xlink:actuate="onLoad"/>
            <svg:title/>
            <svg:desc/>
          </draw:frame>
          <draw:frame draw:z-index="6" draw:id="id14" draw:style-name="a14" draw:name="Graphique 6" svg:x="3.11063in" svg:y="14.95157in" svg:width="6.29882in" svg:height="3.54291in" style:rel-width="scale" style:rel-height="scale">
            <draw:object xlink:href="Object 15/" xlink:type="simple" xlink:show="embed" xlink:actuate="onLoad"/>
            <svg:title/>
            <svg:desc/>
          </draw:frame>
        </table:shapes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3" table:number-columns-repeated="16381" table:default-cell-style-name="ce1"/>
        <table:table-row table:style-name="ro1">
          <table:table-cell office:value-type="string" table:number-columns-spanned="3" table:number-rows-spanned="1" table:style-name="ce3">
            <text:p>Temps par processus (méthode dynamique)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2 Processus</text:p>
          </table:table-cell>
          <table:table-cell office:value-type="string" table:style-name="ce1">
            <text:p>Temp(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18.853400000000001" table:style-name="ce1">
            <text:p>18,85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18.853300000000001" table:style-name="ce1">
            <text:p>18,853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6.3420500000000004" table:style-name="ce1">
            <text:p>6,342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6.3424300000000002" table:style-name="ce1">
            <text:p>6,342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6.3407200000000001" table:style-name="ce1">
            <text:p>6,340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6.3296000000000001" table:style-name="ce1">
            <text:p>6,329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5.75047" table:style-name="ce1">
            <text:p>5,750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5.62087" table:style-name="ce1">
            <text:p>5,620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5.6311799999999996" table:style-name="ce1">
            <text:p>5,631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5.6025400000000003" table:style-name="ce1">
            <text:p>5,60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5.6262299999999996" table:style-name="ce1">
            <text:p>5,626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5.7408299999999999" table:style-name="ce1">
            <text:p>5,740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5.6857100000000003" table:style-name="ce1">
            <text:p>5,685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5.6172199999999997" table:style-name="ce1">
            <text:p>5,6172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6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6.0526" table:style-name="ce1">
            <text:p>6,0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5.5978599999999998" table:style-name="ce1">
            <text:p>5,597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5.7011399999999997" table:style-name="ce1">
            <text:p>5,70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5.6584500000000002" table:style-name="ce1">
            <text:p>5,65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5.5625400000000003" table:style-name="ce1">
            <text:p>5,56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6.0357900000000004" table:style-name="ce1">
            <text:p>6,03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5.4825299999999997" table:style-name="ce1">
            <text:p>5,48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5.4347000000000003" table:style-name="ce1">
            <text:p>5,43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5.4262800000000002" table:style-name="ce1">
            <text:p>5,426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5.5531699999999997" table:style-name="ce1">
            <text:p>5,553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5.4336599999999997" table:style-name="ce1">
            <text:p>5,433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5.9725099999999998" table:style-name="ce1">
            <text:p>5,972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5.4650699999999999" table:style-name="ce1">
            <text:p>5,46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5.7982100000000001" table:style-name="ce1">
            <text:p>5,79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5.4384300000000003" table:style-name="ce1">
            <text:p>5,438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5.4696600000000002" table:style-name="ce1">
            <text:p>5,4696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2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7.8570399999999996" table:style-name="ce1">
            <text:p>7,85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7.3469100000000003" table:style-name="ce1">
            <text:p>7,34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7.4148500000000004" table:style-name="ce1">
            <text:p>7,41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7.7319399999999998" table:style-name="ce1">
            <text:p>7,73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5.1806999999999999" table:style-name="ce1">
            <text:p>5,18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7.8602800000000004" table:style-name="ce1">
            <text:p>7,86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7.7674799999999999" table:style-name="ce1">
            <text:p>7,767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7.5737800000000002" table:style-name="ce1">
            <text:p>7,573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7.4030899999999997" table:style-name="ce1">
            <text:p>7,40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7.2540500000000003" table:style-name="ce1">
            <text:p>7,25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5.2090500000000004" table:style-name="ce1">
            <text:p>5,20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5.8178799999999997" table:style-name="ce1">
            <text:p>5,81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7.09781" table:style-name="ce1">
            <text:p>7,09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6.7086100000000002" table:style-name="ce1">
            <text:p>6,70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5.8040700000000003" table:style-name="ce1">
            <text:p>5,804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5.43309" table:style-name="ce1">
            <text:p>5,43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6<text:s text:c="2"/></text:p>
          </table:table-cell>
          <table:table-cell office:value-type="float" office:value="5.1392800000000003" table:style-name="ce1">
            <text:p>5,13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7<text:s text:c="2"/></text:p>
          </table:table-cell>
          <table:table-cell office:value-type="float" office:value="5.1425200000000002" table:style-name="ce1">
            <text:p>5,14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8<text:s text:c="2"/></text:p>
          </table:table-cell>
          <table:table-cell office:value-type="float" office:value="5.1002799999999997" table:style-name="ce1">
            <text:p>5,10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9<text:s text:c="2"/></text:p>
          </table:table-cell>
          <table:table-cell office:value-type="float" office:value="5.3348599999999999" table:style-name="ce1">
            <text:p>5,334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0<text:s text:c="2"/></text:p>
          </table:table-cell>
          <table:table-cell office:value-type="float" office:value="5.0558199999999998" table:style-name="ce1">
            <text:p>5,05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1<text:s text:c="2"/></text:p>
          </table:table-cell>
          <table:table-cell office:value-type="float" office:value="5.3489399999999998" table:style-name="ce1">
            <text:p>5,34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2<text:s text:c="2"/></text:p>
          </table:table-cell>
          <table:table-cell office:value-type="float" office:value="4.9950900000000003" table:style-name="ce1">
            <text:p>4,99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3<text:s text:c="2"/></text:p>
          </table:table-cell>
          <table:table-cell office:value-type="float" office:value="5.0026599999999997" table:style-name="ce1">
            <text:p>5,00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4<text:s text:c="2"/></text:p>
          </table:table-cell>
          <table:table-cell office:value-type="float" office:value="5.3245100000000001" table:style-name="ce1">
            <text:p>5,324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5<text:s text:c="2"/></text:p>
          </table:table-cell>
          <table:table-cell office:value-type="float" office:value="5.2920800000000003" table:style-name="ce1">
            <text:p>5,29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6<text:s text:c="2"/></text:p>
          </table:table-cell>
          <table:table-cell office:value-type="float" office:value="5.6240500000000004" table:style-name="ce1">
            <text:p>5,62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7<text:s text:c="2"/></text:p>
          </table:table-cell>
          <table:table-cell office:value-type="float" office:value="6.73848" table:style-name="ce1">
            <text:p>6,73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8<text:s text:c="2"/></text:p>
          </table:table-cell>
          <table:table-cell office:value-type="float" office:value="6.8863399999999997" table:style-name="ce1">
            <text:p>6,88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9<text:s text:c="2"/></text:p>
          </table:table-cell>
          <table:table-cell office:value-type="float" office:value="5.2246300000000003" table:style-name="ce1">
            <text:p>5,22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0<text:s text:c="2"/></text:p>
          </table:table-cell>
          <table:table-cell office:value-type="float" office:value="5.3231000000000002" table:style-name="ce1">
            <text:p>5,3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1<text:s text:c="2"/></text:p>
          </table:table-cell>
          <table:table-cell office:value-type="float" office:value="5.0732699999999999" table:style-name="ce1">
            <text:p>5,0732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4 process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<text:s text:c="2"/></text:p>
          </table:table-cell>
          <table:table-cell office:value-type="float" office:value="15.917299999999999" table:style-name="ce1">
            <text:p>15,9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<text:s text:c="2"/></text:p>
          </table:table-cell>
          <table:table-cell office:value-type="float" office:value="6.3223399999999996" table:style-name="ce1">
            <text:p>6,32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<text:s text:c="2"/></text:p>
          </table:table-cell>
          <table:table-cell office:value-type="float" office:value="3.8849499999999999" table:style-name="ce1">
            <text:p>3,88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<text:s text:c="2"/></text:p>
          </table:table-cell>
          <table:table-cell office:value-type="float" office:value="4.12906" table:style-name="ce1">
            <text:p>4,12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<text:s text:c="2"/></text:p>
          </table:table-cell>
          <table:table-cell office:value-type="float" office:value="4.3809300000000002" table:style-name="ce1">
            <text:p>4,38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<text:s text:c="2"/></text:p>
          </table:table-cell>
          <table:table-cell office:value-type="float" office:value="3.1515399999999998" table:style-name="ce1">
            <text:p>3,15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<text:s text:c="2"/></text:p>
          </table:table-cell>
          <table:table-cell office:value-type="float" office:value="4.1458599999999999" table:style-name="ce1">
            <text:p>4,14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<text:s text:c="2"/></text:p>
          </table:table-cell>
          <table:table-cell office:value-type="float" office:value="3.6817299999999999" table:style-name="ce1">
            <text:p>3,68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<text:s text:c="2"/></text:p>
          </table:table-cell>
          <table:table-cell office:value-type="float" office:value="3.1349499999999999" table:style-name="ce1">
            <text:p>3,13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<text:s text:c="2"/></text:p>
          </table:table-cell>
          <table:table-cell office:value-type="float" office:value="2.9243899999999998" table:style-name="ce1">
            <text:p>2,924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<text:s text:c="2"/></text:p>
          </table:table-cell>
          <table:table-cell office:value-type="float" office:value="2.9015399999999998" table:style-name="ce1">
            <text:p>2,90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<text:s text:c="2"/></text:p>
          </table:table-cell>
          <table:table-cell office:value-type="float" office:value="2.9223599999999998" table:style-name="ce1">
            <text:p>2,92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<text:s text:c="2"/></text:p>
          </table:table-cell>
          <table:table-cell office:value-type="float" office:value="2.8780000000000001" table:style-name="ce1">
            <text:p>2,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<text:s text:c="2"/></text:p>
          </table:table-cell>
          <table:table-cell office:value-type="float" office:value="2.8459699999999999" table:style-name="ce1">
            <text:p>2,84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<text:s text:c="2"/></text:p>
          </table:table-cell>
          <table:table-cell office:value-type="float" office:value="2.8778800000000002" table:style-name="ce1">
            <text:p>2,87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<text:s text:c="2"/></text:p>
          </table:table-cell>
          <table:table-cell office:value-type="float" office:value="2.9117799999999998" table:style-name="ce1">
            <text:p>2,91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6<text:s text:c="2"/></text:p>
          </table:table-cell>
          <table:table-cell office:value-type="float" office:value="2.9743599999999999" table:style-name="ce1">
            <text:p>2,974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7<text:s text:c="2"/></text:p>
          </table:table-cell>
          <table:table-cell office:value-type="float" office:value="2.6723400000000002" table:style-name="ce1">
            <text:p>2,67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8<text:s text:c="2"/></text:p>
          </table:table-cell>
          <table:table-cell office:value-type="float" office:value="2.9437600000000002" table:style-name="ce1">
            <text:p>2,94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9<text:s text:c="2"/></text:p>
          </table:table-cell>
          <table:table-cell office:value-type="float" office:value="2.9360499999999998" table:style-name="ce1">
            <text:p>2,93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0<text:s text:c="2"/></text:p>
          </table:table-cell>
          <table:table-cell office:value-type="float" office:value="2.75312" table:style-name="ce1">
            <text:p>2,75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1<text:s text:c="2"/></text:p>
          </table:table-cell>
          <table:table-cell office:value-type="float" office:value="2.7448399999999999" table:style-name="ce1">
            <text:p>2,74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2<text:s text:c="2"/></text:p>
          </table:table-cell>
          <table:table-cell office:value-type="float" office:value="2.66858" table:style-name="ce1">
            <text:p>2,66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3<text:s text:c="2"/></text:p>
          </table:table-cell>
          <table:table-cell office:value-type="float" office:value="2.7877900000000002" table:style-name="ce1">
            <text:p>2,78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4<text:s text:c="2"/></text:p>
          </table:table-cell>
          <table:table-cell office:value-type="float" office:value="2.6800799999999998" table:style-name="ce1">
            <text:p>2,680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5<text:s text:c="2"/></text:p>
          </table:table-cell>
          <table:table-cell office:value-type="float" office:value="2.68344" table:style-name="ce1">
            <text:p>2,68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6<text:s text:c="2"/></text:p>
          </table:table-cell>
          <table:table-cell office:value-type="float" office:value="2.6338200000000001" table:style-name="ce1">
            <text:p>2,63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7<text:s text:c="2"/></text:p>
          </table:table-cell>
          <table:table-cell office:value-type="float" office:value="9.3135899999999996" table:style-name="ce1">
            <text:p>9,313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8<text:s text:c="2"/></text:p>
          </table:table-cell>
          <table:table-cell office:value-type="float" office:value="8.0836699999999997" table:style-name="ce1">
            <text:p>8,08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9<text:s text:c="2"/></text:p>
          </table:table-cell>
          <table:table-cell office:value-type="float" office:value="2.7211500000000002" table:style-name="ce1">
            <text:p>2,72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0<text:s text:c="2"/></text:p>
          </table:table-cell>
          <table:table-cell office:value-type="float" office:value="3.2375400000000001" table:style-name="ce1">
            <text:p>3,23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1<text:s text:c="2"/></text:p>
          </table:table-cell>
          <table:table-cell office:value-type="float" office:value="3.8603700000000001" table:style-name="ce1">
            <text:p>3,86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2<text:s text:c="2"/></text:p>
          </table:table-cell>
          <table:table-cell office:value-type="float" office:value="4.1699599999999997" table:style-name="ce1">
            <text:p>4,16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3<text:s text:c="2"/></text:p>
          </table:table-cell>
          <table:table-cell office:value-type="float" office:value="3.8063699999999998" table:style-name="ce1">
            <text:p>3,806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4<text:s text:c="2"/></text:p>
          </table:table-cell>
          <table:table-cell office:value-type="float" office:value="3.44563" table:style-name="ce1">
            <text:p>3,44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5<text:s text:c="2"/></text:p>
          </table:table-cell>
          <table:table-cell office:value-type="float" office:value="5.9613399999999999" table:style-name="ce1">
            <text:p>5,96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6<text:s text:c="2"/></text:p>
          </table:table-cell>
          <table:table-cell office:value-type="float" office:value="7.4120600000000003" table:style-name="ce1">
            <text:p>7,41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7<text:s text:c="2"/></text:p>
          </table:table-cell>
          <table:table-cell office:value-type="float" office:value="9.3631899999999995" table:style-name="ce1">
            <text:p>9,36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8<text:s text:c="2"/></text:p>
          </table:table-cell>
          <table:table-cell office:value-type="float" office:value="9.1658399999999993" table:style-name="ce1">
            <text:p>9,165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9<text:s text:c="2"/></text:p>
          </table:table-cell>
          <table:table-cell office:value-type="float" office:value="9.5991400000000002" table:style-name="ce1">
            <text:p>9,59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0<text:s text:c="2"/></text:p>
          </table:table-cell>
          <table:table-cell office:value-type="float" office:value="9.7756000000000007" table:style-name="ce1">
            <text:p>9,7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1<text:s text:c="2"/></text:p>
          </table:table-cell>
          <table:table-cell office:value-type="float" office:value="9.6870499999999993" table:style-name="ce1">
            <text:p>9,68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2<text:s text:c="2"/></text:p>
          </table:table-cell>
          <table:table-cell office:value-type="float" office:value="10.9229" table:style-name="ce1">
            <text:p>10,9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3<text:s text:c="2"/></text:p>
          </table:table-cell>
          <table:table-cell office:value-type="float" office:value="10.8802" table:style-name="ce1">
            <text:p>10,8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4<text:s text:c="2"/></text:p>
          </table:table-cell>
          <table:table-cell office:value-type="float" office:value="11.3156" table:style-name="ce1">
            <text:p>11,3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5<text:s text:c="2"/></text:p>
          </table:table-cell>
          <table:table-cell office:value-type="float" office:value="13.4528" table:style-name="ce1">
            <text:p>13,4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6<text:s text:c="2"/></text:p>
          </table:table-cell>
          <table:table-cell office:value-type="float" office:value="14.1168" table:style-name="ce1">
            <text:p>14,1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7<text:s text:c="2"/></text:p>
          </table:table-cell>
          <table:table-cell office:value-type="float" office:value="14.761699999999999" table:style-name="ce1">
            <text:p>14,7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8<text:s text:c="2"/></text:p>
          </table:table-cell>
          <table:table-cell office:value-type="float" office:value="15.9017" table:style-name="ce1">
            <text:p>15,9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9<text:s text:c="2"/></text:p>
          </table:table-cell>
          <table:table-cell office:value-type="float" office:value="15.3428" table:style-name="ce1">
            <text:p>15,3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0<text:s text:c="2"/></text:p>
          </table:table-cell>
          <table:table-cell office:value-type="float" office:value="15.681699999999999" table:style-name="ce1">
            <text:p>15,6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1<text:s text:c="2"/></text:p>
          </table:table-cell>
          <table:table-cell office:value-type="float" office:value="14.9779" table:style-name="ce1">
            <text:p>14,9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2<text:s text:c="2"/></text:p>
          </table:table-cell>
          <table:table-cell office:value-type="float" office:value="14.561199999999999" table:style-name="ce1">
            <text:p>14,56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3<text:s text:c="2"/></text:p>
          </table:table-cell>
          <table:table-cell office:value-type="float" office:value="14.9322" table:style-name="ce1">
            <text:p>14,9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4<text:s text:c="2"/></text:p>
          </table:table-cell>
          <table:table-cell office:value-type="float" office:value="14.625299999999999" table:style-name="ce1">
            <text:p>14,6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5<text:s text:c="2"/></text:p>
          </table:table-cell>
          <table:table-cell office:value-type="float" office:value="14.139099999999999" table:style-name="ce1">
            <text:p>14,1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6<text:s text:c="2"/></text:p>
          </table:table-cell>
          <table:table-cell office:value-type="float" office:value="12.933" table:style-name="ce1">
            <text:p>12,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7<text:s text:c="2"/></text:p>
          </table:table-cell>
          <table:table-cell office:value-type="float" office:value="11.310499999999999" table:style-name="ce1">
            <text:p>11,3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8<text:s text:c="2"/></text:p>
          </table:table-cell>
          <table:table-cell office:value-type="float" office:value="10.416600000000001" table:style-name="ce1">
            <text:p>10,41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9<text:s text:c="2"/></text:p>
          </table:table-cell>
          <table:table-cell office:value-type="float" office:value="10.4354" table:style-name="ce1">
            <text:p>10,4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0<text:s text:c="2"/></text:p>
          </table:table-cell>
          <table:table-cell office:value-type="float" office:value="10.174099999999999" table:style-name="ce1">
            <text:p>10,17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1<text:s text:c="2"/></text:p>
          </table:table-cell>
          <table:table-cell office:value-type="float" office:value="10.086600000000001" table:style-name="ce1">
            <text:p>10,0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2<text:s text:c="2"/></text:p>
          </table:table-cell>
          <table:table-cell office:value-type="float" office:value="8.9544099999999993" table:style-name="ce1">
            <text:p>8,95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3<text:s text:c="2"/></text:p>
          </table:table-cell>
          <table:table-cell office:value-type="float" office:value="9.5645600000000002" table:style-name="ce1">
            <text:p>9,56456</text:p>
          </table:table-cell>
          <table:table-cell table:number-columns-repeated="16382"/>
        </table:table-row>
        <table:table-row table:number-rows-repeated="1048437" table:style-name="ro1">
          <table:table-cell table:number-columns-repeated="16384"/>
        </table:table-row>
      </table:table>
      <table:database-ranges>
        <table:database-range table:target-range-address="Feuille2.A79:Feuille2.AMJ142" table:name="__Anonymous_Sheet_DB__1" table:contains-header="false">
          <table:sort>
            <table:sort-by table:field-number="0"/>
          </table:sort>
        </table:database-range>
        <table:database-range table:target-range-address="Feuille3.A76:Feuille3.B139" table:name="__Anonymous_Sheet_DB__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ugo BALTZ</meta:initial-creator>
    <dc:creator>Hugo BALTZ</dc:creator>
    <meta:creation-date>2017-03-08T09:59:43Z</meta:creation-date>
    <dc:date>2017-03-21T18:56:53Z</dc:date>
    <meta:editing-cycles>34</meta:editing-cycles>
    <meta:editing-duration>PT1025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2.5352755905512pt" svg:width="387.7509448818898pt" chart:style-name="Crt0">
        <chart:legend chart:legend-position="end" chart:legend-align="center" chart:style-name="Lgnd"/>
        <chart:plot-area svg:x="7.738031496062992pt" svg:y="4.024566929133858pt" svg:width="277.377874015748pt" svg:height="194.485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A$4:.$A$10"/>
          </chart:axis>
          <chart:series chart:label-cell-address="Feuille1.$B$3" chart:values-cell-range-address="Feuille1.$B$4:.$B$10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51.3418110236221pt" svg:width="333.0143307086614pt" chart:style-name="Crt0">
        <chart:legend chart:legend-position="end" chart:legend-align="center" chart:style-name="Lgnd"/>
        <chart:plot-area svg:x="6.63251968503937pt" svg:y="3.004173228346456pt" svg:width="263.8548818897637pt" svg:height="145.333385826771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4:.$A$5"/>
          </chart:axis>
          <chart:series chart:label-cell-address="Feuille3.$B$3" chart:values-cell-range-address="Feuille3.$B$4:.$B$5" chart:class="chart:line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6.3933858267717pt" svg:width="319.0679527559055pt" chart:style-name="Crt0">
        <chart:legend chart:legend-position="end" chart:legend-align="center" chart:style-name="Lgnd"/>
        <chart:plot-area svg:x="6.37740157480315pt" svg:y="3.315984251968504pt" svg:width="250.4187401574803pt" svg:height="159.761259842519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8:.$A$11"/>
          </chart:axis>
          <chart:series chart:label-cell-address="Feuille3.$B$3" chart:values-cell-range-address="Feuille3.$B$8:.$B$11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7.1430708661417pt" svg:width="362.6927559055118pt" chart:style-name="Crt0">
        <chart:legend chart:legend-position="end" chart:legend-align="center" chart:style-name="Lgnd"/>
        <chart:plot-area svg:x="7.227716535433071pt" svg:y="3.741181102362204pt" svg:width="292.342283464567pt" svg:height="179.660708661417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14:.$A$21"/>
          </chart:axis>
          <chart:series chart:label-cell-address="Feuille3.$B$3" chart:values-cell-range-address="Feuille3.$B$14:.$B$21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8.2044881889764pt" svg:width="363.0894488188977pt" chart:style-name="Crt0">
        <chart:legend chart:legend-position="end" chart:legend-align="center" chart:style-name="Lgnd"/>
        <chart:plot-area svg:x="7.256141732283464pt" svg:y="4.137952755905512pt" svg:width="292.6824409448819pt" svg:height="199.928425196850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24:.$A$39"/>
          </chart:axis>
          <chart:series chart:label-cell-address="Feuille3.$B$3" chart:values-cell-range-address="Feuille3.$B$24:.$B$39" chart:class="chart:line" chart:attached-axis="primary-y" chart:style-name="G0S0">
            <chart:data-point chart:repeated="16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60157480315pt" svg:width="453.2601574803149pt" chart:style-name="Crt0">
        <chart:legend chart:legend-position="end" chart:legend-align="center" chart:style-name="Lgnd"/>
        <chart:plot-area svg:x="9.041889763779528pt" svg:y="5.101811023622047pt" svg:width="379.2803937007874pt" svg:height="245.056535433070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42:.$A$73"/>
          </chart:axis>
          <chart:series chart:label-cell-address="Feuille3.$B$3" chart:values-cell-range-address="Feuille3.$B$42:.$B$73" chart:class="chart:line" chart:attached-axis="primary-y" chart:style-name="G0S0">
            <chart:data-point chart:repeated="32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9.070314960629922pt" svg:y="5.101811023622047pt" svg:width="379.4786614173228pt" svg:height="244.885748031496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3.$A$76:.$A$139"/>
          </chart:axis>
          <chart:series chart:label-cell-address="Feuille3.$B$3" chart:values-cell-range-address="Feuille3.$B$76:.$B$139" chart:class="chart:line" chart:attached-axis="primary-y" chart:style-name="G0S0">
            <chart:data-point chart:repeated="6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8.131968503937pt" svg:width="412.724094488189pt" chart:style-name="Crt0">
        <chart:legend chart:legend-position="end" chart:legend-align="center" chart:style-name="Lgnd"/>
        <chart:plot-area svg:x="8.248188976377953pt" svg:y="4.534803149606299pt" svg:width="301.3301574803149pt" svg:height="219.062204724409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A$17:.$A$22"/>
          </chart:axis>
          <chart:series chart:label-cell-address="Feuille1.$B$3" chart:values-cell-range-address="Feuille1.$B$17:.$B$22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313385826771pt" svg:width="453.288188976378pt" chart:style-name="Crt0">
        <chart:legend chart:legend-position="end" chart:legend-align="center" chart:style-name="Lgnd"/>
        <chart:plot-area svg:x="9.041889763779528pt" svg:y="5.101811023622047pt" svg:width="365.0512598425197pt" svg:height="245.027637795275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A$47:.$A$52"/>
          </chart:axis>
          <chart:series chart:label-cell-address="Feuille1.$B$46" chart:values-cell-range-address="Feuille1.$B$47:.$B$52" chart:class="chart:line" chart:attached-axis="primary-y" chart:style-name="G0S0">
            <chart:data-point chart:repeated="6"/>
          </chart:series>
          <chart:series chart:label-cell-address="Feuille1.$C$46" chart:values-cell-range-address="Feuille1.$C$47:.$C$52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07.660157480315pt" svg:width="267.5908661417323pt" chart:style-name="Crt0">
        <chart:legend chart:legend-position="end" chart:legend-align="center" chart:style-name="Lgnd"/>
        <chart:plot-area svg:x="5.328503937007874pt" svg:y="2.125433070866142pt" svg:width="201.0404724409449pt" svg:height="103.409370078740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7:.$A$8"/>
          </chart:axis>
          <chart:series chart:label-cell-address="Feuille2.$B$3" chart:values-cell-range-address="Feuille2.$B$7:.$B$8" chart:class="chart:line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4.4345669291339pt" svg:width="276.17968503937pt" chart:style-name="Crt0">
        <chart:legend chart:legend-position="end" chart:legend-align="center" chart:style-name="Lgnd"/>
        <chart:plot-area svg:x="5.498661417322834pt" svg:y="2.267165354330709pt" svg:width="209.2888976377953pt" svg:height="109.90015748031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11:.$A$14"/>
          </chart:axis>
          <chart:series chart:label-cell-address="Feuille2.$B$3" chart:values-cell-range-address="Feuille2.$B$11:.$B$1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1.8869291338583pt" svg:width="333.0992913385827pt" chart:style-name="Crt0">
        <chart:legend chart:legend-position="end" chart:legend-align="center" chart:style-name="Lgnd"/>
        <chart:plot-area svg:x="6.660787401574803pt" svg:y="3.230944881889764pt" svg:width="263.8830708661417pt" svg:height="155.425039370078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17:.$A$24"/>
          </chart:axis>
          <chart:series chart:label-cell-address="Feuille2.$B$3" chart:values-cell-range-address="Feuille2.$B$17:.$B$2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8.131968503937pt" svg:width="410.3430708661417pt" chart:style-name="Crt0">
        <chart:legend chart:legend-position="end" chart:legend-align="center" chart:style-name="Lgnd"/>
        <chart:plot-area svg:x="8.191574803149606pt" svg:y="4.534803149606299pt" svg:width="338.0646456692913pt" svg:height="219.062204724409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27:.$A$42"/>
          </chart:axis>
          <chart:series chart:label-cell-address="Feuille2.$B$3" chart:values-cell-range-address="Feuille2.$B$27:.$B$42" chart:class="chart:line" chart:attached-axis="primary-y" chart:style-name="G0S0">
            <chart:data-point chart:repeated="1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9.070314960629922pt" svg:y="5.101811023622047pt" svg:width="379.4786614173228pt" svg:height="244.885748031496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45:.$A$76"/>
          </chart:axis>
          <chart:series chart:label-cell-address="Feuille2.$B$3" chart:values-cell-range-address="Feuille2.$B$45:.$B$76" chart:class="chart:line" chart:attached-axis="primary-y" chart:style-name="G0S0">
            <chart:data-point chart:repeated="3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9.070314960629922pt" svg:y="5.101811023622047pt" svg:width="379.4786614173228pt" svg:height="244.885748031496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2.$A$79:.$A$142"/>
          </chart:axis>
          <chart:series chart:label-cell-address="Feuille2.$B$3" chart:values-cell-range-address="Feuille2.$B$79:.$B$142" chart:class="chart:line" chart:attached-axis="primary-y" chart:style-name="G0S0">
            <chart:data-point chart:repeated="6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